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6cm" fo:min-width="1.786cm"/>
    </style:style>
    <style:style style:name="gr2" style:family="graphic" style:parent-style-name="standard">
      <style:graphic-properties draw:stroke="none" svg:stroke-color="#000000" draw:fill="none" draw:fill-color="#ffffff" fo:min-height="0.766cm" fo:min-width="2.855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945cm"/>
    </style:style>
    <style:style style:name="gr4" style:family="graphic" style:parent-style-name="standard">
      <style:graphic-properties svg:stroke-width="0cm" svg:stroke-color="#3465a4" draw:marker-start-width="0.203cm" draw:marker-end-width="0.203cm" draw:fill="solid" draw:fill-color="#ffffff" draw:textarea-horizontal-align="justify" draw:textarea-vertical-align="middle" draw:auto-grow-height="false" fo:min-height="0.893cm" fo:min-width="0cm"/>
    </style:style>
    <style:style style:name="gr5" style:family="graphic" style:parent-style-name="objectwithoutfill">
      <style:graphic-properties svg:stroke-width="0.102cm" svg:stroke-color="#3465a4" draw:marker-start-width="0.356cm" draw:marker-end="" draw:marker-end-width="0.306cm" svg:stroke-linecap="square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3465a4" draw:marker-start-width="0.356cm" draw:marker-end="Arrow" draw:marker-end-width="0.306cm" svg:stroke-linecap="square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="Arrow" draw:marker-start-width="0.356cm" draw:marker-end="" draw:marker-end-width="0.306cm" svg:stroke-linecap="square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3465a4" draw:marker-start-width="0.356cm" draw:marker-end="" draw:marker-end-width="0.306cm" svg:stroke-linecap="butt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707cm" fo:min-width="8.626cm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02cm" svg:stroke-color="#3465a4" draw:marker-start-width="0.356cm" draw:marker-end-width="0.356cm" svg:stroke-linecap="square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cm" svg:stroke-color="#3465a4" draw:marker-start-width="0.05cm" draw:marker-end-width="0.05cm" draw:fill="solid" draw:fill-color="#ffffff" draw:textarea-horizontal-align="justify" draw:textarea-vertical-align="middle" draw:auto-grow-height="false" fo:min-height="4.957cm" fo:min-width="0cm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102cm" svg:stroke-color="#3465a4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142cm" fo:min-width="1.946cm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142cm" fo:min-width="1.863cm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.102cm" svg:stroke-color="#3465a4" draw:marker-start-width="0.356cm" draw:marker-end="Arrow" draw:marker-end-width="0.305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3465a4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3465a4" draw:marker-start-width="0.509cm" draw:marker-end="Arrow" draw:marker-end-width="0.305cm" svg:stroke-linecap="square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051cm" svg:stroke-color="#3465a4" draw:marker-start-width="0.355cm" draw:marker-end="Arrow" draw:marker-end-width="0.152cm" svg:stroke-linecap="square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3465a4" draw:marker-start-width="0.355cm" draw:marker-end-width="0.152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3465a4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102cm" svg:stroke-color="#3465a4" draw:marker-start-width="0.432cm" draw:marker-end="Arrow" draw:marker-end-width="0.30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51cm" svg:stroke-color="#3465a4" draw:marker-start-width="0.279cm" draw:marker-end="Arrow" draw:marker-end-width="0.153cm" svg:stroke-linecap="square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3465a4" draw:marker-start-width="0.279cm" draw:marker-end-width="0.279cm" svg:stroke-linecap="square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84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43cm" fo:min-width="4.379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916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draw:auto-grow-width="false" fo:min-height="1.897cm" fo:padding-top="0.15cm" fo:padding-bottom="0.15cm" fo:padding-left="0.275cm" fo:padding-right="0.275cm"/>
    </style:style>
    <style:style style:name="gr29" style:family="graphic" style:parent-style-name="standard">
      <style:graphic-properties svg:stroke-width="0cm" svg:stroke-color="#3465a4" draw:marker-start-width="0.203cm" draw:marker-end-width="0.203cm" draw:textarea-horizontal-align="justify" draw:textarea-vertical-align="middle" draw:auto-grow-height="false" fo:min-height="2.036cm" fo:min-width="0.262cm"/>
    </style:style>
    <style:style style:name="gr30" style:family="graphic" style:parent-style-name="standard">
      <style:graphic-properties svg:stroke-width="0cm" svg:stroke-color="#ffffff" draw:marker-start-width="0.203cm" draw:marker-end-width="0.203cm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5.683cm" fo:padding-top="0.15cm" fo:padding-bottom="0.15cm" fo:padding-left="0.275cm" fo:padding-right="0.275cm"/>
    </style:style>
    <style:style style:name="gr32" style:family="graphic" style:parent-style-name="standard">
      <style:graphic-properties svg:stroke-width="0cm" svg:stroke-color="#3465a4" draw:marker-start-width="0.127cm" draw:marker-end-width="0.127cm" draw:textarea-horizontal-align="justify" draw:textarea-vertical-align="middle" draw:auto-grow-height="false" fo:min-height="0.722cm" fo:min-width="3.437cm" fo:padding-top="0.125cm" fo:padding-bottom="0.125cm" fo:padding-left="0.25cm" fo:padding-right="0.25cm"/>
    </style:style>
    <style:style style:name="gr33" style:family="graphic" style:parent-style-name="objectwithoutfill">
      <style:graphic-properties svg:stroke-width="0.051cm" svg:stroke-color="#000000" draw:marker-start-width="0.279cm" draw:marker-end-width="0.279cm" svg:stroke-linecap="square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0000" draw:marker-start-width="0.279cm" draw:marker-end="Arrow" draw:marker-end-width="0.153cm" svg:stroke-linecap="square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0000" draw:marker-start-width="0.279cm" draw:marker-end-width="0.279cm" svg:stroke-linecap="square" draw:fill="none" draw:textarea-vertical-align="middle" draw:auto-grow-width="fals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-width="0.279cm" draw:fill="none" draw:textarea-vertical-align="middle" draw:auto-grow-width="fals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-width="0.279cm" draw:marker-end="Arrow" draw:marker-end-width="0.153cm" svg:stroke-linecap="square" draw:fill="none" draw:textarea-vertical-align="middle" draw:auto-grow-width="false" fo:padding-top="0.15cm" fo:padding-bottom="0.15cm" fo:padding-left="0.275cm" fo:padding-right="0.275cm"/>
    </style:style>
    <style:style style:name="gr39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0.538cm" fo:min-width="11.114cm"/>
    </style:style>
    <style:style style:name="gr40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3.31cm"/>
    </style:style>
    <style:style style:name="gr41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0.236cm" fo:min-width="0.717cm"/>
    </style:style>
    <style:style style:name="gr42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3.438cm" fo:min-width="0.77cm"/>
    </style:style>
    <style:style style:name="gr43" style:family="graphic" style:parent-style-name="standard">
      <style:graphic-properties svg:stroke-width="0cm" svg:stroke-color="#ffffff" draw:marker-start-width="0.203cm" draw:marker-end="Arrow" draw:marker-end-width="0.203cm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102cm" svg:stroke-color="#3465a4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0.77cm"/>
    </style:style>
    <style:style style:name="gr46" style:family="graphic" style:parent-style-name="objectwithoutfill">
      <style:graphic-properties svg:stroke-width="0.051cm" svg:stroke-color="#3465a4" draw:marker-start-width="0.279cm" draw:marker-end="" draw:marker-end-width="0.279cm" draw:fill="none" draw:textarea-vertical-align="middle" fo:padding-top="0.15cm" fo:padding-bottom="0.15cm" fo:padding-left="0.275cm" fo:padding-right="0.275cm" draw:shadow="hidden"/>
    </style:style>
    <style:style style:name="gr47" style:family="graphic" style:parent-style-name="objectwithoutfill">
      <style:graphic-properties svg:stroke-width="0.051cm" svg:stroke-color="#3465a4" draw:marker-start-width="0.279cm" draw:marker-end="Arrow" draw:marker-end-width="0.153cm" svg:stroke-linecap="square" draw:fill="none" draw:textarea-vertical-align="middle" fo:padding-top="0.15cm" fo:padding-bottom="0.15cm" fo:padding-left="0.275cm" fo:padding-right="0.275cm" draw:shadow="hidden"/>
    </style:style>
    <style:style style:name="gr48" style:family="graphic" style:parent-style-name="standard">
      <style:graphic-properties svg:stroke-width="0cm" svg:stroke-color="#3465a4" draw:marker-start-width="0.127cm" draw:marker-end="" draw:marker-end-width="0.127cm" draw:fill="solid" draw:fill-color="#ffffff" draw:textarea-horizontal-align="justify" draw:textarea-vertical-align="middle" draw:auto-grow-height="false" fo:min-height="18.706cm" fo:min-width="0cm" fo:padding-top="0.125cm" fo:padding-bottom="0.125cm" fo:padding-left="0.25cm" fo:padding-right="0.25cm" draw:shadow="hidden"/>
    </style:style>
    <style:style style:name="gr49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0.766cm" fo:min-width="0.008cm" fo:padding-top="0.125cm" fo:padding-bottom="0.125cm" fo:padding-left="0.25cm" fo:padding-right="0.25cm" draw:shadow="hidden"/>
    </style:style>
    <style:style style:name="gr50" style:family="graphic" style:parent-style-name="objectwithoutfill">
      <style:graphic-properties svg:stroke-width="0.102cm" svg:stroke-color="#3465a4" draw:marker-start-width="0.432cm" draw:marker-end="" draw:marker-end-width="0.432cm" draw:fill="none" draw:textarea-vertical-align="middle" fo:padding-top="0.175cm" fo:padding-bottom="0.175cm" fo:padding-left="0.3cm" fo:padding-right="0.3cm" draw:shadow="hidden"/>
    </style:style>
    <style:style style:name="gr51" style:family="graphic" style:parent-style-name="objectwithoutfill">
      <style:graphic-properties svg:stroke-width="0.102cm" svg:stroke-color="#3465a4" draw:marker-start-width="0.432cm" draw:marker-end="Arrow" draw:marker-end-width="0.305cm" svg:stroke-linecap="square" draw:fill="none" draw:textarea-vertical-align="middle" fo:padding-top="0.175cm" fo:padding-bottom="0.175cm" fo:padding-left="0.3cm" fo:padding-right="0.3cm" draw:shadow="hidden"/>
    </style:style>
    <style:style style:name="gr52" style:family="graphic" style:parent-style-name="objectwithoutfill">
      <style:graphic-properties svg:stroke-width="0.051cm" svg:stroke-color="#3465a4" draw:marker-start-width="0.279cm" draw:marker-end="Arrow" draw:marker-end-width="0.153cm" draw:fill="none" draw:textarea-vertical-align="middle" fo:padding-top="0.15cm" fo:padding-bottom="0.15cm" fo:padding-left="0.275cm" fo:padding-right="0.275cm" draw:shadow="hidden"/>
    </style:style>
    <style:style style:name="gr53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1.06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1.026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883cm" fo:padding-top="0.15cm" fo:padding-bottom="0.15cm" fo:padding-left="0.275cm" fo:padding-right="0.275cm"/>
    </style:style>
    <style:style style:name="gr56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1.351cm" fo:min-width="0.466cm" fo:padding-top="0.125cm" fo:padding-bottom="0.125cm" fo:padding-left="0.25cm" fo:padding-right="0.25cm" draw:shadow="hidden"/>
    </style:style>
    <style:style style:name="gr57" style:family="graphic" style:parent-style-name="objectwithoutfill">
      <style:graphic-properties svg:stroke-width="0.102cm" svg:stroke-color="#3465a4" draw:marker-start-width="0.432cm" draw:marker-end="Arrow" draw:marker-end-width="0.305cm" draw:fill="none" draw:textarea-vertical-align="middle" fo:padding-top="0.175cm" fo:padding-bottom="0.175cm" fo:padding-left="0.3cm" fo:padding-right="0.3cm" draw:shadow="hidden"/>
    </style:style>
    <style:style style:name="gr58" style:family="graphic" style:parent-style-name="objectwithoutfill">
      <style:graphic-properties svg:stroke-width="0.102cm" svg:stroke-color="#3465a4" draw:marker-start-width="0.432cm" draw:marker-end="" draw:marker-end-width="0.152cm" svg:stroke-linecap="square" draw:fill="none" draw:textarea-vertical-align="middle" fo:padding-top="0.175cm" fo:padding-bottom="0.175cm" fo:padding-left="0.3cm" fo:padding-right="0.3cm" draw:shadow="hidden"/>
    </style:style>
    <style:style style:name="gr59" style:family="graphic" style:parent-style-name="objectwithoutfill">
      <style:graphic-properties svg:stroke-width="0.102cm" svg:stroke-color="#3465a4" draw:marker-start-width="0.432cm" draw:marker-end="" draw:marker-end-width="0.152cm" draw:fill="none" draw:textarea-vertical-align="middle" fo:padding-top="0.175cm" fo:padding-bottom="0.175cm" fo:padding-left="0.3cm" fo:padding-right="0.3cm" draw:shadow="hidden"/>
    </style:style>
    <style:style style:name="gr60" style:family="graphic" style:parent-style-name="objectwithoutfill">
      <style:graphic-properties svg:stroke-width="0.102cm" svg:stroke-color="#3465a4" draw:marker-start-width="0.432cm" draw:marker-end="Arrow" draw:marker-end-width="0.381cm" draw:fill="none" draw:textarea-vertical-align="middle" fo:padding-top="0.175cm" fo:padding-bottom="0.175cm" fo:padding-left="0.3cm" fo:padding-right="0.3cm" draw:shadow="hidden"/>
    </style:style>
    <style:style style:name="gr61" style:family="graphic" style:parent-style-name="standard">
      <style:graphic-properties draw:stroke="none" svg:stroke-width="0.051cm" svg:stroke-color="#000000" draw:marker-start-width="0.279cm" draw:marker-end="" draw:marker-end-width="0.279cm" draw:fill="none" draw:fill-color="#ffffff" fo:min-height="0.712cm" fo:min-width="1.098cm" fo:padding-top="0.15cm" fo:padding-bottom="0.15cm" fo:padding-left="0.275cm" fo:padding-right="0.275cm" draw:shadow="hidden"/>
    </style:style>
    <style:style style:name="gr62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2.163cm" fo:min-width="0.008cm" fo:padding-top="0.125cm" fo:padding-bottom="0.125cm" fo:padding-left="0.25cm" fo:padding-right="0.25cm" draw:shadow="hidden"/>
    </style:style>
    <style:style style:name="gr63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1.147cm" fo:min-width="0.008cm" fo:padding-top="0.125cm" fo:padding-bottom="0.125cm" fo:padding-left="0.25cm" fo:padding-right="0.25cm" draw:shadow="hidden"/>
    </style:style>
    <style:style style:name="gr64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4.625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draw:auto-grow-width="false" fo:min-height="1.897cm" fo:min-width="3.053cm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51cm" svg:stroke-color="#3465a4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textarea-horizontal-align="justify" draw:textarea-vertical-align="middle" draw:auto-grow-height="false" fo:min-height="10.672cm" fo:min-width="3.945cm"/>
    </style:style>
    <style:style style:name="gr68" style:family="graphic" style:parent-style-name="standard">
      <style:graphic-properties svg:stroke-width="0cm" svg:stroke-color="#3465a4" draw:marker-start-width="0.203cm" draw:marker-end-width="0.203cm" draw:fill="solid" draw:fill-color="#ffffff" draw:textarea-horizontal-align="justify" draw:textarea-vertical-align="middle" draw:auto-grow-height="false" fo:min-height="10.672cm" fo:min-width="0.135cm"/>
    </style:style>
    <style:style style:name="gr69" style:family="graphic" style:parent-style-name="objectwithoutfill">
      <style:graphic-properties svg:stroke-width="0.051cm" svg:stroke-color="#3465a4" draw:marker-start-width="0.279cm" draw:marker-end="Arrow" draw:marker-end-width="0.153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465a4" draw:marker-start="Arrow" draw:marker-start-width="0.153cm" draw:marker-end-width="0.279cm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1.132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0.815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1.484cm" fo:padding-top="0.15cm" fo:padding-bottom="0.15cm" fo:padding-left="0.275cm" fo:padding-right="0.275cm"/>
    </style:style>
    <style:style style:name="gr74" style:family="graphic" style:parent-style-name="standard">
      <style:graphic-properties draw:stroke="dash" draw:stroke-dash="Dashed_20__28_var_29_" svg:stroke-width="0cm" svg:stroke-color="#3465a4" draw:marker-start-width="0.203cm" draw:marker-end="Arrow" draw:marker-end-width="0.203cm" draw:fill="solid" draw:fill-color="#ffffff" draw:textarea-horizontal-align="justify" draw:textarea-vertical-align="middle" draw:auto-grow-height="false" fo:min-height="2.163cm" fo:min-width="1.278cm"/>
    </style:style>
    <style:style style:name="gr75" style:family="graphic" style:parent-style-name="standard">
      <style:graphic-properties draw:stroke="dash" draw:stroke-dash="Dashed_20__28_var_29_" svg:stroke-width="0cm" svg:stroke-color="#3465a4" draw:marker-start-width="0.203cm" draw:marker-end="Arrow" draw:marker-end-width="0.203cm" draw:fill="solid" draw:fill-color="#ffffff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1.278cm"/>
    </style:style>
    <style:style style:name="gr77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width="false" fo:min-height="0.716cm" fo:padding-top="0.15cm" fo:padding-bottom="0.15cm" fo:padding-left="0.275cm" fo:padding-right="0.275cm"/>
    </style:style>
    <style:style style:name="gr78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width="false" fo:min-height="0.712cm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0.535cm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Dashed_20__28_var_29_" svg:stroke-width="0cm" svg:stroke-color="#ffffff" draw:marker-start-width="0.203cm" draw:marker-end="Arrow" draw:marker-end-width="0.203cm" draw:fill="solid" draw:fill-color="#729fcf" draw:textarea-horizontal-align="justify" draw:textarea-vertical-align="middle" draw:auto-grow-height="false" fo:min-height="0cm" fo:min-width="0cm"/>
    </style:style>
    <style:style style:name="gr81" style:family="graphic" style:parent-style-name="objectwithoutfill">
      <style:graphic-properties svg:stroke-width="0.102cm" svg:stroke-color="#3465a4" draw:marker-start-width="0.432cm" draw:marker-end="Arrow" draw:marker-end-width="0.381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808080" fo:font-size="12pt"/>
    </style:style>
    <style:style style:name="P7" style:family="paragraph">
      <loext:graphic-properties draw:fill="none" draw:fill-color="#ffffff"/>
      <style:text-properties fo:color="#808080" fo:font-size="12pt"/>
    </style:style>
    <style:style style:name="P8" style:family="paragraph">
      <loext:graphic-properties draw:fill="solid" draw:fill-color="#729fcf"/>
      <style:paragraph-properties fo:text-align="center"/>
    </style:style>
    <style:style style:name="T1" style:family="text">
      <style:text-properties fo:color="#808080" fo:font-size="12pt" style:font-size-asian="18pt" style:font-size-complex="18pt"/>
    </style:style>
    <style:style style:name="T2" style:family="text">
      <style:text-properties fo:color="#80808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O_General" draw:style-name="dp1" draw:master-page-name="Default">
        <draw:g>
          <draw:custom-shape draw:style-name="gr1" draw:text-style-name="P1" draw:layer="layout" svg:width="2.286cm" svg:height="19.006cm" svg:x="1.38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355cm" svg:height="1.016cm" draw:transform="rotate (-1.5707963267949) translate (3.075cm 8.936cm)">
            <draw:text-box>
              <text:p>Processor</text:p>
            </draw:text-box>
          </draw:frame>
        </draw:g>
        <draw:custom-shape draw:style-name="gr3" draw:text-style-name="P1" draw:layer="layout" svg:width="4.445cm" svg:height="1.143cm" svg:x="17.632cm" svg:y="7.477cm">
          <text:p text:style-name="P1">IOB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6.143cm" svg:y1="6.78cm" svg:x2="18.175cm" svg:y2="6.78cm">
          <text:p/>
        </draw:line>
        <draw:line draw:style-name="gr6" draw:text-style-name="P4" draw:layer="layout" svg:x1="23.728cm" svg:y1="8.085cm" svg:x2="22.077cm" svg:y2="8.085cm">
          <text:p/>
        </draw:line>
        <draw:line draw:style-name="gr6" draw:text-style-name="P4" draw:layer="layout" svg:x1="18.175cm" svg:y1="6.842cm" svg:x2="18.175cm" svg:y2="7.477cm">
          <text:p/>
        </draw:line>
        <draw:line draw:style-name="gr7" draw:text-style-name="P4" draw:layer="layout" svg:x1="8.869cm" svg:y1="9.082cm" svg:x2="18.14cm" svg:y2="9.082cm">
          <text:p/>
        </draw:line>
        <draw:line draw:style-name="gr8" draw:text-style-name="P4" draw:layer="layout" svg:x1="18.14cm" svg:y1="8.62cm" svg:x2="18.14cm" svg:y2="9.128cm">
          <text:p/>
        </draw:line>
        <draw:custom-shape draw:style-name="gr9" draw:text-style-name="P1" draw:layer="layout" svg:width="12.192cm" svg:height="1.397cm" draw:transform="rotate (-1.5707963267949) translate (8.803cm 7.858cm)">
          <text:p/>
          <draw:enhanced-geometry svg:viewBox="0 0 21600 21600" draw:glue-points="?f6 10800 10800 21600 ?f5 10800 10800 0" draw:text-areas="?f3 ?f3 ?f4 ?f4" draw:type="trapezoid" draw:modifiers="1575.704989154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4.445cm" svg:height="1.143cm" svg:x="17.632cm" svg:y="10.776cm">
          <text:p text:style-name="P1">IOB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0.77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0.079cm" svg:x2="18.175cm" svg:y2="10.079cm">
          <text:p/>
        </draw:line>
        <draw:line draw:style-name="gr6" draw:text-style-name="P4" draw:layer="layout" svg:x1="23.728cm" svg:y1="11.384cm" svg:x2="22.077cm" svg:y2="11.384cm">
          <text:p/>
        </draw:line>
        <draw:line draw:style-name="gr6" draw:text-style-name="P4" draw:layer="layout" svg:x1="18.175cm" svg:y1="10.141cm" svg:x2="18.175cm" svg:y2="10.776cm">
          <text:p/>
        </draw:line>
        <draw:line draw:style-name="gr7" draw:text-style-name="P4" draw:layer="layout" svg:x1="8.869cm" svg:y1="12.381cm" svg:x2="18.14cm" svg:y2="12.381cm">
          <text:p/>
        </draw:line>
        <draw:line draw:style-name="gr8" draw:text-style-name="P4" draw:layer="layout" svg:x1="18.14cm" svg:y1="11.919cm" svg:x2="18.14cm" svg:y2="12.427cm">
          <text:p/>
        </draw:line>
        <draw:custom-shape draw:style-name="gr3" draw:text-style-name="P1" draw:layer="layout" svg:width="4.445cm" svg:height="1.143cm" svg:x="17.632cm" svg:y="14.075cm">
          <text:p text:style-name="P1">IOB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4.07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3.378cm" svg:x2="18.175cm" svg:y2="13.378cm">
          <text:p/>
        </draw:line>
        <draw:line draw:style-name="gr6" draw:text-style-name="P4" draw:layer="layout" svg:x1="23.728cm" svg:y1="14.683cm" svg:x2="22.077cm" svg:y2="14.683cm">
          <text:p/>
        </draw:line>
        <draw:line draw:style-name="gr6" draw:text-style-name="P4" draw:layer="layout" svg:x1="18.175cm" svg:y1="13.44cm" svg:x2="18.175cm" svg:y2="14.075cm">
          <text:p/>
        </draw:line>
        <draw:line draw:style-name="gr7" draw:text-style-name="P4" draw:layer="layout" svg:x1="8.869cm" svg:y1="15.68cm" svg:x2="18.14cm" svg:y2="15.68cm">
          <text:p/>
        </draw:line>
        <draw:line draw:style-name="gr8" draw:text-style-name="P4" draw:layer="layout" svg:x1="18.14cm" svg:y1="15.218cm" svg:x2="18.14cm" svg:y2="15.726cm">
          <text:p/>
        </draw:line>
        <draw:custom-shape draw:style-name="gr3" draw:text-style-name="P1" draw:layer="layout" svg:width="4.445cm" svg:height="1.143cm" svg:x="17.632cm" svg:y="17.191cm">
          <text:p text:style-name="P1">IOB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7.19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6.494cm" svg:x2="18.175cm" svg:y2="16.494cm">
          <text:p/>
        </draw:line>
        <draw:line draw:style-name="gr6" draw:text-style-name="P4" draw:layer="layout" svg:x1="23.728cm" svg:y1="17.799cm" svg:x2="22.077cm" svg:y2="17.799cm">
          <text:p/>
        </draw:line>
        <draw:line draw:style-name="gr6" draw:text-style-name="P4" draw:layer="layout" svg:x1="18.175cm" svg:y1="16.556cm" svg:x2="18.175cm" svg:y2="17.256cm">
          <text:p/>
        </draw:line>
        <draw:line draw:style-name="gr7" draw:text-style-name="P4" draw:layer="layout" svg:x1="8.869cm" svg:y1="18.796cm" svg:x2="18.14cm" svg:y2="18.796cm">
          <text:p/>
        </draw:line>
        <draw:line draw:style-name="gr8" draw:text-style-name="P4" draw:layer="layout" svg:x1="18.14cm" svg:y1="18.334cm" svg:x2="18.14cm" svg:y2="18.842cm">
          <text:p/>
        </draw:line>
        <draw:line draw:style-name="gr10" draw:text-style-name="P4" draw:layer="layout" svg:x1="16.081cm" svg:y1="16.494cm" svg:x2="16.081cm" svg:y2="3.159cm">
          <text:p/>
        </draw:line>
        <draw:line draw:style-name="gr10" draw:text-style-name="P4" draw:layer="layout" svg:x1="23.728cm" svg:y1="17.764cm" svg:x2="23.728cm" svg:y2="3.159cm">
          <text:p/>
        </draw:line>
        <draw:custom-shape draw:style-name="gr11" draw:text-style-name="P3" draw:layer="layout" svg:width="0.254cm" svg:height="5.207cm" svg:x="18.64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5.567cm" svg:y1="3.145cm" svg:x2="18.648cm" svg:y2="3.145cm">
          <text:p/>
        </draw:line>
        <draw:line draw:style-name="gr13" draw:text-style-name="P4" draw:layer="layout" svg:x1="18.902cm" svg:y1="3.145cm" svg:x2="23.728cm" svg:y2="3.145cm">
          <text:p/>
        </draw:line>
        <draw:line draw:style-name="gr12" draw:text-style-name="P4" draw:layer="layout" svg:x1="7.406cm" svg:y1="13.954cm" svg:x2="3.667cm" svg:y2="13.954cm">
          <text:p/>
        </draw:line>
        <draw:custom-shape draw:style-name="gr14" draw:text-style-name="P1" draw:layer="layout" svg:width="3.938cm" svg:height="0.762cm" draw:transform="rotate (-3.14159265358979) translate (14.819cm 5.572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" draw:layer="layout" svg:width="3.811cm" svg:height="0.762cm" draw:transform="rotate (-3.14159265358979) translate (28.046cm 5.826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4" draw:layer="layout" svg:x1="5.567cm" svg:y1="1.84cm" svg:x2="18.648cm" svg:y2="1.84cm">
          <text:p/>
        </draw:line>
        <draw:line draw:style-name="gr17" draw:text-style-name="P4" draw:layer="layout" svg:x1="18.902cm" svg:y1="1.84cm" svg:x2="26.114cm" svg:y2="1.84cm">
          <text:p/>
        </draw:line>
        <draw:line draw:style-name="gr18" draw:text-style-name="P4" draw:layer="layout" svg:x1="26.114cm" svg:y1="1.84cm" svg:x2="26.114cm" svg:y2="5.064cm">
          <text:p/>
        </draw:line>
        <draw:line draw:style-name="gr19" draw:text-style-name="P4" draw:layer="layout" svg:x1="24.617cm" svg:y1="8.493cm" svg:x2="22.077cm" svg:y2="8.493cm">
          <text:p/>
        </draw:line>
        <draw:line draw:style-name="gr20" draw:text-style-name="P4" draw:layer="layout" svg:x1="24.617cm" svg:y1="8.493cm" svg:x2="24.617cm" svg:y2="5.826cm">
          <text:p/>
        </draw:line>
        <draw:line draw:style-name="gr19" draw:text-style-name="P4" draw:layer="layout" svg:x1="25.506cm" svg:y1="11.795cm" svg:x2="22.077cm" svg:y2="11.795cm">
          <text:p/>
        </draw:line>
        <draw:line draw:style-name="gr21" draw:text-style-name="P4" draw:layer="layout" svg:x1="25.506cm" svg:y1="11.795cm" svg:x2="25.506cm" svg:y2="5.826cm">
          <text:p/>
        </draw:line>
        <draw:line draw:style-name="gr19" draw:text-style-name="P4" draw:layer="layout" svg:x1="26.522cm" svg:y1="15.097cm" svg:x2="22.077cm" svg:y2="15.097cm">
          <text:p/>
        </draw:line>
        <draw:line draw:style-name="gr21" draw:text-style-name="P4" draw:layer="layout" svg:x1="26.522cm" svg:y1="15.097cm" svg:x2="26.522cm" svg:y2="5.826cm">
          <text:p/>
        </draw:line>
        <draw:line draw:style-name="gr19" draw:text-style-name="P4" draw:layer="layout" svg:x1="27.538cm" svg:y1="18.145cm" svg:x2="22.077cm" svg:y2="18.145cm">
          <text:p/>
        </draw:line>
        <draw:line draw:style-name="gr21" draw:text-style-name="P4" draw:layer="layout" svg:x1="27.538cm" svg:y1="18.145cm" svg:x2="27.538cm" svg:y2="5.826cm">
          <text:p/>
        </draw:line>
        <draw:line draw:style-name="gr22" draw:text-style-name="P4" draw:layer="layout" svg:x1="12.806cm" svg:y1="1.84cm" svg:x2="12.806cm" svg:y2="4.81cm">
          <text:p/>
        </draw:line>
        <draw:line draw:style-name="gr21" draw:text-style-name="P4" draw:layer="layout" svg:x1="11.282cm" svg:y1="7.096cm" svg:x2="17.759cm" svg:y2="7.096cm">
          <text:p/>
        </draw:line>
        <draw:line draw:style-name="gr23" draw:text-style-name="P4" draw:layer="layout" svg:x1="17.759cm" svg:y1="7.096cm" svg:x2="17.759cm" svg:y2="7.477cm">
          <text:p/>
        </draw:line>
        <draw:line draw:style-name="gr21" draw:text-style-name="P4" draw:layer="layout" svg:x1="12.171cm" svg:y1="10.398cm" svg:x2="17.759cm" svg:y2="10.398cm">
          <text:p/>
        </draw:line>
        <draw:line draw:style-name="gr23" draw:text-style-name="P4" draw:layer="layout" svg:x1="17.759cm" svg:y1="10.398cm" svg:x2="17.759cm" svg:y2="10.779cm">
          <text:p/>
        </draw:line>
        <draw:line draw:style-name="gr21" draw:text-style-name="P4" draw:layer="layout" svg:x1="13.314cm" svg:y1="13.7cm" svg:x2="17.759cm" svg:y2="13.7cm">
          <text:p/>
        </draw:line>
        <draw:line draw:style-name="gr23" draw:text-style-name="P4" draw:layer="layout" svg:x1="17.759cm" svg:y1="13.7cm" svg:x2="17.759cm" svg:y2="14.081cm">
          <text:p/>
        </draw:line>
        <draw:line draw:style-name="gr21" draw:text-style-name="P4" draw:layer="layout" svg:x1="14.457cm" svg:y1="16.875cm" svg:x2="17.759cm" svg:y2="16.875cm">
          <text:p/>
        </draw:line>
        <draw:line draw:style-name="gr23" draw:text-style-name="P4" draw:layer="layout" svg:x1="17.759cm" svg:y1="16.875cm" svg:x2="17.759cm" svg:y2="17.256cm">
          <text:p/>
        </draw:line>
        <draw:line draw:style-name="gr24" draw:text-style-name="P4" draw:layer="layout" svg:x1="11.282cm" svg:y1="7.096cm" svg:x2="11.282cm" svg:y2="5.572cm">
          <text:p/>
        </draw:line>
        <draw:line draw:style-name="gr24" draw:text-style-name="P4" draw:layer="layout" svg:x1="12.171cm" svg:y1="10.398cm" svg:x2="12.171cm" svg:y2="5.572cm">
          <text:p/>
        </draw:line>
        <draw:line draw:style-name="gr24" draw:text-style-name="P4" draw:layer="layout" svg:x1="13.314cm" svg:y1="13.7cm" svg:x2="13.314cm" svg:y2="5.572cm">
          <text:p/>
        </draw:line>
        <draw:line draw:style-name="gr24" draw:text-style-name="P4" draw:layer="layout" svg:x1="14.438cm" svg:y1="16.875cm" svg:x2="14.438cm" svg:y2="5.572cm">
          <text:p/>
        </draw:line>
        <draw:frame draw:style-name="gr25" draw:text-style-name="P2" draw:layer="layout" svg:width="1.399cm" svg:height="1.012cm" svg:x="6.336cm" svg:y="0.854cm">
          <draw:text-box>
            <text:p>BA</text:p>
          </draw:text-box>
        </draw:frame>
        <draw:frame draw:style-name="gr26" draw:text-style-name="P2" draw:layer="layout" svg:width="4.929cm" svg:height="1.043cm" svg:x="6.222cm" svg:y="2.116cm">
          <draw:text-box>
            <text:p>RA/RE/WE/WD</text:p>
          </draw:text-box>
        </draw:frame>
        <draw:frame draw:style-name="gr27" draw:text-style-name="P2" draw:layer="layout" svg:width="1.466cm" svg:height="1.012cm" svg:x="5.848cm" svg:y="12.788cm">
          <draw:text-box>
            <text:p>RD</text:p>
          </draw:text-box>
        </draw:frame>
        <draw:frame draw:style-name="gr28" draw:text-style-name="P6" draw:layer="layout" svg:width="2.159cm" svg:height="2.197cm" svg:x="16.24cm" svg:y="4.294cm">
          <draw:text-box>
            <text:p text:style-name="P5"><text:span text:style-name="T1">SYS</text:span><text:span text:style-name="T2"> </text:span><text:span text:style-name="T1">Clock Domain</text:span></text:p>
          </draw:text-box>
        </draw:frame>
        <draw:frame draw:style-name="gr28" draw:text-style-name="P7" draw:layer="layout" svg:width="2.159cm" svg:height="2.197cm" svg:x="19.288cm" svg:y="4.335cm">
          <draw:text-box>
            <text:p><text:span text:style-name="T1">IO</text:span><text:span text:style-name="T2"> </text:span><text:span text:style-name="T1">Clock Domain</text:span></text:p>
          </draw:text-box>
        </draw:frame>
        <draw:line draw:style-name="gr6" draw:text-style-name="P4" draw:layer="layout" svg:x1="7.953cm" svg:y1="1.889cm" svg:x2="7.953cm" svg:y2="8.366cm">
          <text:p/>
        </draw:line>
        <draw:custom-shape draw:style-name="gr29" draw:text-style-name="P1" draw:layer="layout" svg:width="0.762cm" svg:height="2.286cm" svg:x="4.80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254cm" svg:height="0.381cm" svg:x="4.932cm" svg:y="3.2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7.7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1.0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4.3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7.5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4" draw:layer="layout" svg:x1="3.667cm" svg:y1="1.889cm" svg:x2="4.81cm" svg:y2="1.889cm">
          <text:p/>
        </draw:line>
        <draw:line draw:style-name="gr12" draw:text-style-name="P4" draw:layer="layout" svg:x1="3.667cm" svg:y1="3.186cm" svg:x2="4.81cm" svg:y2="3.186cm">
          <text:p/>
        </draw:line>
        <draw:frame draw:style-name="gr25" draw:text-style-name="P2" draw:layer="layout" svg:width="1.399cm" svg:height="1.012cm" svg:x="19.414cm" svg:y="0.854cm">
          <draw:text-box>
            <text:p>BA</text:p>
          </draw:text-box>
        </draw:frame>
        <draw:frame draw:style-name="gr31" draw:text-style-name="P2" draw:layer="layout" svg:width="6.233cm" svg:height="1.012cm" svg:x="19.283cm" svg:y="2.116cm">
          <draw:text-box>
            <text:p>RA/RE/WE/WD/Rdy</text:p>
          </draw:text-box>
        </draw:frame>
        <draw:custom-shape draw:style-name="gr32" draw:text-style-name="P1" draw:layer="layout" svg:width="3.937cm" svg:height="0.972cm" svg:x="23.606cm" svg:y="19.034cm">
          <text:p text:style-name="P1">EIC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21.193cm" svg:y1="8.62cm" svg:x2="21.193cm" svg:y2="9.255cm">
          <text:p/>
        </draw:line>
        <draw:line draw:style-name="gr34" draw:text-style-name="P4" draw:layer="layout" svg:x1="21.193cm" svg:y1="9.255cm" svg:x2="24.622cm" svg:y2="9.255cm">
          <text:p/>
        </draw:line>
        <draw:line draw:style-name="gr35" draw:text-style-name="P4" draw:layer="layout" svg:x1="24.622cm" svg:y1="9.255cm" svg:x2="24.622cm" svg:y2="19.034cm">
          <text:p/>
        </draw:line>
        <draw:line draw:style-name="gr36" draw:text-style-name="P4" draw:layer="layout" svg:x1="21.32cm" svg:y1="11.922cm" svg:x2="21.32cm" svg:y2="12.557cm">
          <text:p/>
        </draw:line>
        <draw:line draw:style-name="gr37" draw:text-style-name="P4" draw:layer="layout" svg:x1="21.32cm" svg:y1="12.557cm" svg:x2="25.511cm" svg:y2="12.557cm">
          <text:p/>
        </draw:line>
        <draw:line draw:style-name="gr38" draw:text-style-name="P4" draw:layer="layout" svg:x1="25.511cm" svg:y1="12.557cm" svg:x2="25.511cm" svg:y2="19.034cm">
          <text:p/>
        </draw:line>
        <draw:line draw:style-name="gr36" draw:text-style-name="P4" draw:layer="layout" svg:x1="21.32cm" svg:y1="15.224cm" svg:x2="21.32cm" svg:y2="15.986cm">
          <text:p/>
        </draw:line>
        <draw:line draw:style-name="gr37" draw:text-style-name="P4" draw:layer="layout" svg:x1="21.32cm" svg:y1="15.986cm" svg:x2="26.527cm" svg:y2="15.986cm">
          <text:p/>
        </draw:line>
        <draw:line draw:style-name="gr38" draw:text-style-name="P4" draw:layer="layout" svg:x1="26.527cm" svg:y1="15.986cm" svg:x2="26.527cm" svg:y2="19.034cm">
          <text:p/>
        </draw:line>
      </draw:page>
      <draw:page draw:name="IO_Block" draw:style-name="dp1" draw:master-page-name="Default">
        <draw:custom-shape draw:style-name="gr39" draw:text-style-name="P1" draw:layer="layout" svg:width="14.986cm" svg:height="1.016cm" draw:transform="rotate (-1.5707963267949) translate (4.175cm 5.064cm)">
          <text:p/>
          <draw:enhanced-geometry svg:viewBox="0 0 21600 21600" draw:glue-points="?f6 10800 10800 21600 ?f5 10800 10800 0" draw:text-areas="?f3 ?f3 ?f4 ?f4" draw:type="trapezoid" draw:modifiers="1224.17364165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1" draw:layer="layout" svg:width="3.81cm" svg:height="2.413cm" svg:x="17.51cm" svg:y="5.455cm">
          <text:p text:style-name="P1">IOR1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905cm" svg:height="0.762cm" draw:transform="rotate (-3.14159265358979) translate (13.065cm 4.048cm)">
          <text:p/>
          <draw:enhanced-geometry svg:viewBox="0 0 21600 21600" draw:glue-points="?f6 10800 10800 21600 ?f5 10800 10800 0" draw:text-areas="?f3 ?f3 ?f4 ?f4" draw:type="trapezoid" draw:modifiers="3882.1908822564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1" draw:layer="layout" svg:width="3.81cm" svg:height="2.413cm" svg:x="17.51cm" svg:y="10.106cm">
          <text:p text:style-name="P1">IOR2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27cm" svg:height="3.688cm" svg:x="6.08cm" svg:y="9.25cm">
          <text:p text:style-name="P1">RC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0.508cm" svg:x="6.207cm" svg:y="12.4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4" draw:text-style-name="P4" draw:layer="layout" svg:x1="6.08cm" svg:y1="10.32cm" svg:x2="4.175cm" svg:y2="10.32cm">
          <text:p/>
        </draw:line>
        <draw:custom-shape draw:style-name="gr40" draw:text-style-name="P1" draw:layer="layout" svg:width="3.81cm" svg:height="2.413cm" svg:x="17.51cm" svg:y="13.905cm">
          <text:p text:style-name="P1">IOR3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81cm" svg:height="2.413cm" svg:x="17.51cm" svg:y="17.002cm">
          <text:p text:style-name="P1">IOR4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27cm" svg:height="2.413cm" svg:x="6.107cm" svg:y="13.949cm">
          <text:p text:style-name="P1">RO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0.508cm" svg:x="6.234cm" svg:y="15.8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4" draw:text-style-name="P4" draw:layer="layout" svg:x1="6.107cm" svg:y1="15.119cm" svg:x2="4.202cm" svg:y2="15.119cm">
          <text:p/>
        </draw:line>
        <draw:custom-shape draw:style-name="gr45" draw:text-style-name="P1" draw:layer="layout" svg:width="1.27cm" svg:height="2.413cm" svg:x="6.08cm" svg:y="5.699cm">
          <text:p text:style-name="P1">RW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0.508cm" svg:x="6.207cm" svg:y="7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4" draw:text-style-name="P4" draw:layer="layout" svg:x1="6.08cm" svg:y1="6.869cm" svg:x2="4.175cm" svg:y2="6.869cm">
          <text:p/>
        </draw:line>
        <draw:line draw:style-name="gr46" draw:text-style-name="P4" draw:layer="layout" svg:x1="12.071cm" svg:y1="4.048cm" svg:x2="12.071cm" svg:y2="10.144cm">
          <text:p/>
        </draw:line>
        <draw:line draw:style-name="gr47" draw:text-style-name="P4" draw:layer="layout" svg:x1="12.071cm" svg:y1="7.858cm" svg:x2="8.874cm" svg:y2="7.858cm">
          <text:p/>
        </draw:line>
        <draw:custom-shape draw:style-name="gr48" draw:text-style-name="P3" draw:layer="layout" svg:width="0.508cm" svg:height="19.006cm" svg:x="14.9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508cm" svg:height="1.016cm" svg:x="8.366cm" svg:y="7.026cm">
          <text:p text:style-name="P1">&amp;</text:p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8.366cm" svg:y1="1cm" svg:x2="8.366cm" svg:y2="6.334cm">
          <text:p/>
        </draw:line>
        <draw:line draw:style-name="gr51" draw:text-style-name="P4" draw:layer="layout" svg:x1="8.366cm" svg:y1="6.334cm" svg:x2="7.35cm" svg:y2="6.334cm">
          <text:p/>
        </draw:line>
        <draw:line draw:style-name="gr46" draw:text-style-name="P4" draw:layer="layout" svg:x1="9.509cm" svg:y1="1cm" svg:x2="9.509cm" svg:y2="7.223cm">
          <text:p/>
        </draw:line>
        <draw:line draw:style-name="gr47" draw:text-style-name="P4" draw:layer="layout" svg:x1="9.509cm" svg:y1="7.223cm" svg:x2="8.874cm" svg:y2="7.223cm">
          <text:p/>
        </draw:line>
        <draw:line draw:style-name="gr52" draw:text-style-name="P4" draw:layer="layout" svg:x1="8.366cm" svg:y1="7.504cm" svg:x2="7.35cm" svg:y2="7.504cm">
          <text:p/>
        </draw:line>
        <draw:frame draw:style-name="gr53" draw:text-style-name="P2" draw:layer="layout" svg:width="1.61cm" svg:height="1.723cm" draw:transform="rotate (1.5707963267949) translate (7.454cm 2.475cm)">
          <draw:text-box>
            <text:p>WD</text:p>
          </draw:text-box>
        </draw:frame>
        <draw:frame draw:style-name="gr54" draw:text-style-name="P2" draw:layer="layout" svg:width="1.576cm" svg:height="1.723cm" draw:transform="rotate (1.5707963267949) translate (8.666cm 2.395cm)">
          <draw:text-box>
            <text:p>WE</text:p>
          </draw:text-box>
        </draw:frame>
        <draw:custom-shape draw:style-name="gr49" draw:text-style-name="P1" draw:layer="layout" svg:width="0.508cm" svg:height="1.016cm" svg:x="9.266cm" svg:y="9.255cm">
          <text:p text:style-name="P1">&amp;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10.525cm" svg:y1="9.509cm" svg:x2="9.763cm" svg:y2="9.509cm">
          <text:p/>
        </draw:line>
        <draw:line draw:style-name="gr52" draw:text-style-name="P4" draw:layer="layout" svg:x1="8.366cm" svg:y1="10.233cm" svg:x2="7.35cm" svg:y2="10.233cm">
          <text:p/>
        </draw:line>
        <draw:line draw:style-name="gr46" draw:text-style-name="P4" draw:layer="layout" svg:x1="10.525cm" svg:y1="9.509cm" svg:x2="10.525cm" svg:y2="1cm">
          <text:p/>
        </draw:line>
        <draw:frame draw:style-name="gr55" draw:text-style-name="P2" draw:layer="layout" svg:width="1.433cm" svg:height="1.012cm" draw:transform="rotate (1.5707963267949) translate (9.709cm 2.158cm)">
          <draw:text-box>
            <text:p>RE</text:p>
          </draw:text-box>
        </draw:frame>
        <draw:line draw:style-name="gr47" draw:text-style-name="P4" draw:layer="layout" svg:x1="12.071cm" svg:y1="10.144cm" svg:x2="9.763cm" svg:y2="10.144cm">
          <text:p/>
        </draw:line>
        <draw:line draw:style-name="gr51" draw:text-style-name="P4" draw:layer="layout" svg:x1="12.049cm" svg:y1="2.397cm" svg:x2="12.049cm" svg:y2="3.286cm">
          <text:p/>
        </draw:line>
        <draw:frame draw:style-name="gr55" draw:text-style-name="P2" draw:layer="layout" svg:width="1.433cm" svg:height="1.012cm" draw:transform="rotate (1.5707963267949) translate (2.651cm 2.225cm)">
          <draw:text-box>
            <text:p>RA</text:p>
          </draw:text-box>
        </draw:frame>
        <draw:custom-shape draw:style-name="gr56" draw:text-style-name="P1" draw:layer="layout" svg:width="1.016cm" svg:height="1.651cm" svg:x="9.001cm" svg:y="11.352cm">
          <text:p text:style-name="P1">clr</text:p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9.001cm" svg:y1="12.114cm" svg:x2="7.35cm" svg:y2="12.114cm">
          <text:p/>
        </draw:line>
        <draw:line draw:style-name="gr58" draw:text-style-name="P4" draw:layer="layout" svg:x1="5.191cm" svg:y1="10.398cm" svg:x2="5.191cm" svg:y2="13.446cm">
          <text:p/>
        </draw:line>
        <draw:line draw:style-name="gr59" draw:text-style-name="P4" draw:layer="layout" svg:x1="5.191cm" svg:y1="13.446cm" svg:x2="11.16cm" svg:y2="13.446cm">
          <text:p/>
        </draw:line>
        <draw:line draw:style-name="gr58" draw:text-style-name="P4" draw:layer="layout" svg:x1="11.16cm" svg:y1="13.446cm" svg:x2="11.16cm" svg:y2="12.649cm">
          <text:p/>
        </draw:line>
        <draw:line draw:style-name="gr57" draw:text-style-name="P4" draw:layer="layout" svg:x1="11.16cm" svg:y1="12.649cm" svg:x2="10.017cm" svg:y2="12.649cm">
          <text:p/>
        </draw:line>
        <draw:line draw:style-name="gr60" draw:text-style-name="P4" draw:layer="layout" svg:x1="14.97cm" svg:y1="11.679cm" svg:x2="10.017cm" svg:y2="11.679cm">
          <text:p/>
        </draw:line>
        <draw:line draw:style-name="gr60" draw:text-style-name="P4" draw:layer="layout" svg:x1="17.51cm" svg:y1="11.733cm" svg:x2="15.478cm" svg:y2="11.733cm">
          <text:p/>
        </draw:line>
        <draw:line draw:style-name="gr60" draw:text-style-name="P4" draw:layer="layout" svg:x1="14.97cm" svg:y1="15.843cm" svg:x2="7.35cm" svg:y2="15.843cm">
          <text:p/>
        </draw:line>
        <draw:line draw:style-name="gr60" draw:text-style-name="P4" draw:layer="layout" svg:x1="17.51cm" svg:y1="15.897cm" svg:x2="15.478cm" svg:y2="15.897cm">
          <text:p/>
        </draw:line>
        <draw:frame draw:style-name="gr61" draw:text-style-name="P2" draw:layer="layout" svg:width="1.648cm" svg:height="1.012cm" svg:x="6.027cm" svg:y="17.664cm">
          <draw:text-box>
            <text:p>WO</text:p>
          </draw:text-box>
        </draw:frame>
        <draw:line draw:style-name="gr44" draw:text-style-name="P4" draw:layer="layout" svg:x1="3.159cm" svg:y1="12.049cm" svg:x2="1.254cm" svg:y2="12.049cm">
          <text:p/>
        </draw:line>
        <draw:frame draw:style-name="gr27" draw:text-style-name="P2" draw:layer="layout" svg:width="1.466cm" svg:height="1.012cm" svg:x="1.346cm" svg:y="10.779cm">
          <draw:text-box>
            <text:p>RD</text:p>
          </draw:text-box>
        </draw:frame>
        <draw:line draw:style-name="gr44" draw:text-style-name="P4" draw:layer="layout" svg:x1="5.191cm" svg:y1="18.172cm" svg:x2="4.175cm" svg:y2="18.172cm">
          <text:p/>
        </draw:line>
        <draw:custom-shape draw:style-name="gr62" draw:text-style-name="P1" draw:layer="layout" svg:width="0.508cm" svg:height="2.413cm" svg:x="5.191cm" svg:y="17.002cm">
          <text:p text:style-name="P1">0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3.54cm" svg:y1="1cm" svg:x2="3.54cm" svg:y2="5.572cm">
          <text:p/>
        </draw:line>
        <draw:line draw:style-name="gr50" draw:text-style-name="P4" draw:layer="layout" svg:x1="3.54cm" svg:y1="2.397cm" svg:x2="12.049cm" svg:y2="2.397cm">
          <text:p/>
        </draw:line>
        <draw:line draw:style-name="gr52" draw:text-style-name="P4" draw:layer="layout" svg:x1="17.51cm" svg:y1="14.5cm" svg:x2="15.478cm" svg:y2="14.5cm">
          <text:p/>
        </draw:line>
        <draw:line draw:style-name="gr52" draw:text-style-name="P4" draw:layer="layout" svg:x1="14.97cm" svg:y1="14.5cm" svg:x2="7.35cm" svg:y2="14.5cm">
          <text:p/>
        </draw:line>
        <draw:custom-shape draw:style-name="gr63" draw:text-style-name="P1" draw:layer="layout" svg:width="0.508cm" svg:height="1.397cm" svg:x="8.366cm" svg:y="9.509cm">
          <text:p text:style-name="P1">+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9.255cm" svg:y1="9.763cm" svg:x2="8.874cm" svg:y2="9.763cm">
          <text:p/>
        </draw:line>
        <draw:line draw:style-name="gr52" draw:text-style-name="P4" draw:layer="layout" svg:x1="17.51cm" svg:y1="10.679cm" svg:x2="15.478cm" svg:y2="10.679cm">
          <text:p/>
        </draw:line>
        <draw:line draw:style-name="gr6" draw:text-style-name="P4" draw:layer="layout" svg:x1="22.944cm" svg:y1="5.953cm" svg:x2="21.293cm" svg:y2="5.953cm">
          <text:p/>
        </draw:line>
        <draw:line draw:style-name="gr6" draw:text-style-name="P4" draw:layer="layout" svg:x1="22.971cm" svg:y1="10.652cm" svg:x2="21.32cm" svg:y2="10.652cm">
          <text:p/>
        </draw:line>
        <draw:line draw:style-name="gr6" draw:text-style-name="P4" draw:layer="layout" svg:x1="22.971cm" svg:y1="14.462cm" svg:x2="21.32cm" svg:y2="14.462cm">
          <text:p/>
        </draw:line>
        <draw:line draw:style-name="gr6" draw:text-style-name="P4" draw:layer="layout" svg:x1="22.971cm" svg:y1="17.637cm" svg:x2="21.32cm" svg:y2="17.637cm">
          <text:p/>
        </draw:line>
        <draw:custom-shape draw:style-name="gr15" draw:text-style-name="P1" draw:layer="layout" svg:width="3.811cm" svg:height="0.762cm" draw:transform="rotate (-3.14159265358979) translate (27.267cm 4.302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" draw:text-style-name="P4" draw:layer="layout" svg:x1="23.838cm" svg:y1="6.969cm" svg:x2="21.298cm" svg:y2="6.969cm">
          <text:p/>
        </draw:line>
        <draw:line draw:style-name="gr20" draw:text-style-name="P4" draw:layer="layout" svg:x1="23.838cm" svg:y1="6.969cm" svg:x2="23.838cm" svg:y2="4.302cm">
          <text:p/>
        </draw:line>
        <draw:line draw:style-name="gr19" draw:text-style-name="P4" draw:layer="layout" svg:x1="24.749cm" svg:y1="11.922cm" svg:x2="21.32cm" svg:y2="11.922cm">
          <text:p/>
        </draw:line>
        <draw:line draw:style-name="gr21" draw:text-style-name="P4" draw:layer="layout" svg:x1="24.749cm" svg:y1="11.922cm" svg:x2="24.749cm" svg:y2="4.302cm">
          <text:p/>
        </draw:line>
        <draw:line draw:style-name="gr19" draw:text-style-name="P4" draw:layer="layout" svg:x1="25.765cm" svg:y1="15.605cm" svg:x2="21.32cm" svg:y2="15.605cm">
          <text:p/>
        </draw:line>
        <draw:line draw:style-name="gr21" draw:text-style-name="P4" draw:layer="layout" svg:x1="25.765cm" svg:y1="15.605cm" svg:x2="25.765cm" svg:y2="4.302cm">
          <text:p/>
        </draw:line>
        <draw:line draw:style-name="gr19" draw:text-style-name="P4" draw:layer="layout" svg:x1="26.781cm" svg:y1="18.78cm" svg:x2="21.32cm" svg:y2="18.78cm">
          <text:p/>
        </draw:line>
        <draw:line draw:style-name="gr21" draw:text-style-name="P4" draw:layer="layout" svg:x1="26.781cm" svg:y1="18.78cm" svg:x2="26.781cm" svg:y2="4.302cm">
          <text:p/>
        </draw:line>
        <draw:line draw:style-name="gr50" draw:text-style-name="P4" draw:layer="layout" svg:x1="22.971cm" svg:y1="17.637cm" svg:x2="22.971cm" svg:y2="1cm">
          <text:p/>
        </draw:line>
        <draw:line draw:style-name="gr60" draw:text-style-name="P4" draw:layer="layout" svg:x1="25.357cm" svg:y1="1cm" svg:x2="25.357cm" svg:y2="3.54cm">
          <text:p/>
        </draw:line>
        <draw:frame draw:style-name="gr55" draw:text-style-name="P2" draw:layer="layout" svg:width="1.433cm" svg:height="1.012cm" draw:transform="rotate (1.5707963267949) translate (24.245cm 2.161cm)">
          <draw:text-box>
            <text:p>RA</text:p>
          </draw:text-box>
        </draw:frame>
        <draw:frame draw:style-name="gr64" draw:text-style-name="P2" draw:layer="layout" svg:width="5.175cm" svg:height="1.723cm" draw:transform="rotate (1.5707963267949) translate (21.874cm 6.01cm)">
          <draw:text-box>
            <text:p>RE/WE/WD/Rdy</text:p>
          </draw:text-box>
        </draw:frame>
        <draw:frame draw:style-name="gr28" draw:text-style-name="P6" draw:layer="layout" svg:width="2.032cm" svg:height="2.197cm" svg:x="12.557cm" svg:y="1.048cm">
          <draw:text-box>
            <text:p text:style-name="P5"><text:span text:style-name="T1">SYS</text:span><text:span text:style-name="T2"> </text:span><text:span text:style-name="T1">Clock Domain</text:span></text:p>
          </draw:text-box>
        </draw:frame>
        <draw:frame draw:style-name="gr65" draw:text-style-name="P7" draw:layer="layout" svg:width="2.159cm" svg:height="2.197cm" svg:x="15.732cm" svg:y="1.089cm">
          <draw:text-box>
            <text:p><text:span text:style-name="T1">IO</text:span><text:span text:style-name="T2"> </text:span><text:span text:style-name="T1">Clock Domain</text:span></text:p>
          </draw:text-box>
        </draw:frame>
        <draw:line draw:style-name="gr66" draw:text-style-name="P4" draw:layer="layout" svg:x1="14.97cm" svg:y1="10.652cm" svg:x2="8.874cm" svg:y2="10.652cm">
          <text:p/>
        </draw:line>
      </draw:page>
      <draw:page draw:name="External_Interrupt_Controller" draw:style-name="dp1" draw:master-page-name="Default">
        <draw:custom-shape draw:style-name="gr67" draw:text-style-name="P1" draw:layer="layout" svg:width="4.445cm" svg:height="10.922cm" svg:x="8.874cm" svg:y="1.254cm">
          <text:p text:style-name="P1">EIC</text:p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0.635cm" svg:height="10.922cm" svg:x="5.826cm" svg:y="1.254cm">
          <text:p/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6.461cm" svg:y1="3.894cm" svg:x2="8.874cm" svg:y2="3.894cm">
          <text:p/>
        </draw:line>
        <draw:line draw:style-name="gr69" draw:text-style-name="P4" draw:layer="layout" svg:x1="1.127cm" svg:y1="3.921cm" svg:x2="5.826cm" svg:y2="3.921cm">
          <text:p/>
        </draw:line>
        <draw:line draw:style-name="gr70" draw:text-style-name="P1" draw:layer="layout" svg:x1="6.461cm" svg:y1="1.762cm" svg:x2="8.874cm" svg:y2="1.762cm">
          <text:p/>
        </draw:line>
        <draw:line draw:style-name="gr69" draw:text-style-name="P4" draw:layer="layout" svg:x1="5.826cm" svg:y1="1.762cm" svg:x2="1.127cm" svg:y2="1.762cm">
          <text:p/>
        </draw:line>
        <draw:line draw:style-name="gr70" draw:text-style-name="P1" draw:layer="layout" svg:x1="6.461cm" svg:y1="2.905cm" svg:x2="8.874cm" svg:y2="2.905cm">
          <text:p/>
        </draw:line>
        <draw:line draw:style-name="gr69" draw:text-style-name="P4" draw:layer="layout" svg:x1="5.826cm" svg:y1="2.905cm" svg:x2="1.127cm" svg:y2="2.905cm">
          <text:p/>
        </draw:line>
        <draw:frame draw:style-name="gr71" draw:text-style-name="P2" draw:layer="layout" svg:width="1.682cm" svg:height="1.012cm" svg:x="1.136cm" svg:y="0.877cm">
          <draw:text-box>
            <text:p>IRQ</text:p>
          </draw:text-box>
        </draw:frame>
        <draw:frame draw:style-name="gr72" draw:text-style-name="P2" draw:layer="layout" svg:width="1.365cm" svg:height="1.012cm" svg:x="1.194cm" svg:y="2.016cm">
          <draw:text-box>
            <text:p>IID</text:p>
          </draw:text-box>
        </draw:frame>
        <draw:frame draw:style-name="gr73" draw:text-style-name="P2" draw:layer="layout" svg:width="2.034cm" svg:height="1.012cm" svg:x="1.187cm" svg:y="3.036cm">
          <draw:text-box>
            <text:p>IACK</text:p>
          </draw:text-box>
        </draw:frame>
        <draw:custom-shape draw:style-name="gr74" draw:text-style-name="P3" draw:layer="layout" svg:width="1.778cm" svg:height="2.413cm" svg:x="2.016cm" svg:y="5.01cm">
          <text:p text:style-name="P1">IE</text:p>
          <text:p text:style-name="P1">(WO)</text:p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0.635cm" svg:height="0.508cm" svg:x="2.27cm" svg:y="6.9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1" draw:layer="layout" svg:width="1.778cm" svg:height="2.413cm" svg:x="1.989cm" svg:y="8.366cm">
          <text:p text:style-name="P1">IN</text:p>
          <text:p text:style-name="P1">(RO)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15.605cm" svg:y1="2.905cm" svg:x2="13.319cm" svg:y2="2.905cm">
          <text:p/>
        </draw:line>
        <draw:line draw:style-name="gr69" draw:text-style-name="P4" draw:layer="layout" svg:x1="15.605cm" svg:y1="4.853cm" svg:x2="13.319cm" svg:y2="4.853cm">
          <text:p/>
        </draw:line>
        <draw:line draw:style-name="gr69" draw:text-style-name="P4" draw:layer="layout" svg:x1="15.605cm" svg:y1="6.263cm" svg:x2="13.319cm" svg:y2="6.263cm">
          <text:p/>
        </draw:line>
        <draw:line draw:style-name="gr69" draw:text-style-name="P4" draw:layer="layout" svg:x1="15.605cm" svg:y1="7.572cm" svg:x2="13.319cm" svg:y2="7.572cm">
          <text:p/>
        </draw:line>
        <draw:line draw:style-name="gr69" draw:text-style-name="P4" draw:layer="layout" svg:x1="15.605cm" svg:y1="10.028cm" svg:x2="13.319cm" svg:y2="10.028cm">
          <text:p/>
        </draw:line>
        <draw:frame draw:style-name="gr77" draw:text-style-name="P2" draw:layer="layout" svg:width="1.962cm" svg:height="1.016cm" svg:x="13.862cm" svg:y="1.889cm">
          <draw:text-box>
            <text:p>URQ</text:p>
          </draw:text-box>
        </draw:frame>
        <draw:frame draw:style-name="gr78" draw:text-style-name="P2" draw:layer="layout" svg:width="2.159cm" svg:height="1.012cm" svg:x="13.7cm" svg:y="3.964cm">
          <draw:text-box>
            <text:p>IRQ0</text:p>
          </draw:text-box>
        </draw:frame>
        <draw:frame draw:style-name="gr78" draw:text-style-name="P2" draw:layer="layout" svg:width="2.159cm" svg:height="1.012cm" svg:x="13.7cm" svg:y="5.311cm">
          <draw:text-box>
            <text:p>IRQ1</text:p>
          </draw:text-box>
        </draw:frame>
        <draw:frame draw:style-name="gr78" draw:text-style-name="P2" draw:layer="layout" svg:width="2.159cm" svg:height="1.012cm" svg:x="13.7cm" svg:y="6.627cm">
          <draw:text-box>
            <text:p>IRQ2</text:p>
          </draw:text-box>
        </draw:frame>
        <draw:frame draw:style-name="gr78" draw:text-style-name="P2" draw:layer="layout" svg:width="2.159cm" svg:height="1.012cm" svg:x="13.7cm" svg:y="9.043cm">
          <draw:text-box>
            <text:p>IRQ7</text:p>
          </draw:text-box>
        </draw:frame>
        <draw:frame draw:style-name="gr79" draw:text-style-name="P2" draw:layer="layout" svg:width="1.085cm" svg:height="1.012cm" draw:transform="rotate (-1.5707963267949) translate (15.474cm 7.916cm)">
          <draw:text-box>
            <text:p>...</text:p>
          </draw:text-box>
        </draw:frame>
        <draw:custom-shape draw:style-name="gr80" draw:text-style-name="P8" draw:layer="layout" svg:width="0.635cm" svg:height="0.508cm" svg:x="2.243cm" svg:y="10.2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1" draw:text-style-name="P4" draw:layer="layout" svg:x1="8.874cm" svg:y1="9.509cm" svg:x2="6.461cm" svg:y2="9.509cm">
          <text:p/>
        </draw:line>
        <draw:line draw:style-name="gr81" draw:text-style-name="P4" draw:layer="layout" svg:x1="5.826cm" svg:y1="9.509cm" svg:x2="3.794cm" svg:y2="9.509cm">
          <text:p/>
        </draw:line>
        <draw:line draw:style-name="gr81" draw:text-style-name="P4" draw:layer="layout" svg:x1="2.016cm" svg:y1="9.509cm" svg:x2="1.127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09:26:19.819524637</meta:creation-date>
    <dc:date>2018-05-23T14:57:22.003110493</dc:date>
    <meta:editing-duration>PT2H27M4S</meta:editing-duration>
    <meta:editing-cycles>46</meta:editing-cycles>
    <meta:generator>LibreOffice/6.0.3.2$Linux_X86_64 LibreOffice_project/00$Build-2</meta:generator>
    <meta:document-statistic meta:object-count="195"/>
  </office:meta>
</office:document-meta>
</file>